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5" style:family="table-cell" style:parent-style-name="Default" style:data-style-name="N1">
      <style:text-properties style:font-name="Liberation Sans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484in" svg:height="3.211in" svg:x="10.3071in" svg:y="0.2902in">
            <draw:object draw:notify-on-update-of-ranges="Sheet1.A16:Sheet1.A17 Sheet1.B15:Sheet1.B15 Sheet1.B16:Sheet1.B16 Sheet1.C15:Sheet1.C15 Sheet1.C16:Sheet1.C17 Sheet1.D15:Sheet1.D15 Sheet1.D16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.515in" svg:height="3.5453in" svg:x="9.3142in" svg:y="8.0209in">
            <draw:object draw:notify-on-update-of-ranges="Sheet1.B45:Sheet1.E45 Sheet1.A46:Sheet1.A46 Sheet1.B46:Sheet1.E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default-cell-style-name="ce9"/>
        <table:table-column table:style-name="co4" table:number-columns-repeated="16378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File output</text:p>
          </table:table-cell>
          <table:table-cell table:number-columns-repeated="3"/>
          <table:table-cell table:style-name="ce12" office:value-type="string" calcext:value-type="string">
            <text:p>QPU File outpu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50" calcext:value-type="float">
            <text:p>6850</text:p>
          </table:table-cell>
          <table:table-cell table:style-name="ce13" office:value-type="float" office:value="2876" calcext:value-type="float">
            <text:p>2876</text:p>
          </table:table-cell>
          <table:table-cell table:style-name="ce13" office:value-type="float" office:value="1386" calcext:value-type="float">
            <text:p>1386</text:p>
          </table:table-cell>
          <table:table-cell/>
          <table:table-cell table:style-name="Default" office:value-type="float" office:value="2380" calcext:value-type="float">
            <text:p>238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8" calcext:value-type="float">
            <text:p>6798</text:p>
          </table:table-cell>
          <table:table-cell table:style-name="ce13" office:value-type="float" office:value="2840" calcext:value-type="float">
            <text:p>2840</text:p>
          </table:table-cell>
          <table:table-cell table:style-name="ce13" office:value-type="float" office:value="1349" calcext:value-type="float">
            <text:p>1349</text:p>
          </table:table-cell>
          <table:table-cell/>
          <table:table-cell office:value-type="float" office:value="2093" calcext:value-type="float">
            <text:p>2093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5" calcext:value-type="float">
            <text:p>6795</text:p>
          </table:table-cell>
          <table:table-cell table:style-name="ce13" office:value-type="float" office:value="2815" calcext:value-type="float">
            <text:p>2815</text:p>
          </table:table-cell>
          <table:table-cell table:style-name="ce13" office:value-type="float" office:value="1326" calcext:value-type="float">
            <text:p>1326</text:p>
          </table:table-cell>
          <table:table-cell/>
          <table:table-cell office:value-type="float" office:value="2145" calcext:value-type="float">
            <text:p>2145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14" calcext:value-type="float">
            <text:p>6814</text:p>
          </table:table-cell>
          <table:table-cell table:style-name="ce13" office:value-type="float" office:value="2814" calcext:value-type="float">
            <text:p>2814</text:p>
          </table:table-cell>
          <table:table-cell table:style-name="ce13" office:value-type="float" office:value="1329" calcext:value-type="float">
            <text:p>1329</text:p>
          </table:table-cell>
          <table:table-cell/>
          <table:table-cell office:value-type="float" office:value="2094" calcext:value-type="float">
            <text:p>209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5" calcext:value-type="float">
            <text:p>6785</text:p>
          </table:table-cell>
          <table:table-cell table:style-name="ce13" office:value-type="float" office:value="2832" calcext:value-type="float">
            <text:p>2832</text:p>
          </table:table-cell>
          <table:table-cell table:style-name="ce13" office:value-type="float" office:value="1345" calcext:value-type="float">
            <text:p>1345</text:p>
          </table:table-cell>
          <table:table-cell/>
          <table:table-cell office:value-type="float" office:value="2121" calcext:value-type="float">
            <text:p>2121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7" calcext:value-type="float">
            <text:p>6787</text:p>
          </table:table-cell>
          <table:table-cell table:style-name="ce13" office:value-type="float" office:value="2816" calcext:value-type="float">
            <text:p>2816</text:p>
          </table:table-cell>
          <table:table-cell table:style-name="ce13" office:value-type="float" office:value="1317" calcext:value-type="float">
            <text:p>1317</text:p>
          </table:table-cell>
          <table:table-cell/>
          <table:table-cell office:value-type="float" office:value="2059" calcext:value-type="float">
            <text:p>2059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38" calcext:value-type="float">
            <text:p>6838</text:p>
          </table:table-cell>
          <table:table-cell table:style-name="ce13" office:value-type="float" office:value="2843" calcext:value-type="float">
            <text:p>2843</text:p>
          </table:table-cell>
          <table:table-cell table:style-name="ce13" office:value-type="float" office:value="1310" calcext:value-type="float">
            <text:p>1310</text:p>
          </table:table-cell>
          <table:table-cell/>
          <table:table-cell office:value-type="float" office:value="2130" calcext:value-type="float">
            <text:p>213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08" calcext:value-type="float">
            <text:p>6808</text:p>
          </table:table-cell>
          <table:table-cell table:style-name="ce13" office:value-type="float" office:value="2824" calcext:value-type="float">
            <text:p>2824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8231" calcext:value-type="float">
            <text:p>8231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5:.B13])/COUNT([.B5:.B13])" office:value-type="float" office:value="6967.33333333333" calcext:value-type="float">
            <text:p>6967</text:p>
          </table:table-cell>
          <table:table-cell table:style-name="ce15" table:formula="of:=SUM([.C5:.C12])/COUNT([.C5:.C12])" office:value-type="float" office:value="2832.5" calcext:value-type="float">
            <text:p>2833</text:p>
          </table:table-cell>
          <table:table-cell table:style-name="ce15" table:formula="of:=SUM([.D5:.D11])/COUNT([.D5:.D11])" office:value-type="float" office:value="1337.42857142857" calcext:value-type="float">
            <text:p>1337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</text:p>
          </table:table-cell>
          <table:table-cell office:value-type="float" office:value="0" calcext:value-type="float">
            <text:p>0</text:p>
          </table:table-cell>
          <table:table-cell table:style-name="ce15" table:formula="of:=SUM([.F5:.F12])/COUNT([.F5:.F12])" office:value-type="float" office:value="2134.87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>
            <draw:frame draw:z-index="1" draw:style-name="gr1" draw:text-style-name="P1" svg:width="6.2484in" svg:height="3.211in" svg:x="0.7504in" svg:y="0.1673in">
              <draw:object draw:notify-on-update-of-ranges="Sheet1.A16:Sheet1.A17 Sheet1.B15:Sheet1.B15 Sheet1.B39:Sheet1.B40 Sheet1.C15:Sheet1.C15 Sheet1.C39:Sheet1.C40 Sheet1.D15:Sheet1.D15 Sheet1.D39:Sheet1.D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CPU NO File output</text:p>
          </table:table-cell>
          <table:table-cell table:number-columns-repeated="3"/>
          <table:table-cell table:style-name="ce12" office:value-type="string" calcext:value-type="string">
            <text:p>QPU=1 <text:s/>No <text:s/>File</text:p>
          </table:table-cell>
          <table:table-cell/>
          <table:table-cell table:style-name="ce12" office:value-type="string" calcext:value-type="string">
            <text:p>QPU=8 <text:s/>No <text:s/>Fi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825" calcext:value-type="float">
            <text:p>582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1057" calcext:value-type="float">
            <text:p>1057</text:p>
          </table:table-cell>
          <table:table-cell/>
          <table:table-cell table:style-name="Default" office:value-type="float" office:value="1277" calcext:value-type="float">
            <text:p>1277</text:p>
          </table:table-cell>
          <table:table-cell/>
          <table:table-cell table:style-name="Default" office:value-type="float" office:value="459" calcext:value-type="float">
            <text:p>459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1" calcext:value-type="float">
            <text:p>5681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998" calcext:value-type="float">
            <text:p>998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5" calcext:value-type="float">
            <text:p>568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7" calcext:value-type="float">
            <text:p>997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8" calcext:value-type="float">
            <text:p>5678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5" calcext:value-type="float">
            <text:p>99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2" calcext:value-type="float">
            <text:p>5672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1017" calcext:value-type="float">
            <text:p>1017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2" calcext:value-type="float">
            <text:p>5682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4" calcext:value-type="float">
            <text:p>994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table:number-columns-repeated="4"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/>
          <table:table-cell table:style-name="ce14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5" table:formula="of:=SUM([.F26:.F34])/COUNT([.F26:.F34])" office:value-type="float" office:value="1232.55555555556" calcext:value-type="float">
            <text:p>1233</text:p>
          </table:table-cell>
          <table:table-cell/>
          <table:table-cell table:style-name="ce15" table:formula="of:=SUM([.H26:.H36])/COUNT([.H26:.H36])" office:value-type="float" office:value="417.090909090909" calcext:value-type="float">
            <text:p>4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26:.B36])/COUNT([.B26:.B33])" office:value-type="float" office:value="5701.125" calcext:value-type="float">
            <text:p>5701</text:p>
          </table:table-cell>
          <table:table-cell table:style-name="ce15" table:formula="of:=SUM([.C26:.C33])/COUNT([.C26:.C33])" office:value-type="float" office:value="2080.75" calcext:value-type="float">
            <text:p>2081</text:p>
          </table:table-cell>
          <table:table-cell table:style-name="ce15" table:formula="of:=SUM([.D26:.D35])/COUNT([.D26:.D35])" office:value-type="float" office:value="1012.8" calcext:value-type="float">
            <text:p>1013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=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P4 Performance Evolu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<text:s/>File Output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QPU=1</text:p>
          </table:table-cell>
          <table:table-cell table:style-name="ce12" office:value-type="string" calcext:value-type="string">
            <text:p>QPU=8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P4</text:p>
          </table:table-cell>
          <table:table-cell office:value-type="float" office:value="2833" calcext:value-type="float">
            <text:p>2833</text:p>
          </table:table-cell>
          <table:table-cell office:value-type="float" office:value="2135" calcext:value-type="float">
            <text:p>2135</text:p>
          </table:table-cell>
          <table:table-cell office:value-type="float" office:value="1233" calcext:value-type="float">
            <text:p>1233</text:p>
          </table:table-cell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shapes>
          <draw:frame draw:z-index="0" draw:style-name="gr1" draw:text-style-name="P1" svg:width="5.3547in" svg:height="3.5453in" svg:x="7.6531in" svg:y="0.8157in">
            <draw:object draw:notify-on-update-of-ranges="Sheet3.B19:Sheet3.B19 Sheet3.B20:Sheet3.B20 Sheet3.C19:Sheet3.C19 Sheet3.C20:Sheet3.C20 Sheet3.D19:Sheet3.D19 Sheet3.D20:Sheet3.D20 Sheet3.E19:Sheet3.E19 Sheet3.E20:Sheet3.E20 Sheet3.F19:Sheet3.F19 Sheet3.F20:Sheet3.F20 Sheet3.G19:Sheet3.G19 Sheet3.G20:Sheet3.G20 Sheet3.H19:Sheet3.H19 Sheet3.H20:Sheet3.H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3441in" svg:height="3.5453in" svg:x="7.6854in" svg:y="4.5799in">
            <draw:object draw:notify-on-update-of-ranges="Sheet3.B32:Sheet3.B32 Sheet3.B33:Sheet3.B33 Sheet3.C32:Sheet3.C32 Sheet3.C33:Sheet3.C33 Sheet3.D32:Sheet3.D32 Sheet3.D33:Sheet3.D33 Sheet3.E32:Sheet3.E32 Sheet3.E33:Sheet3.E33 Sheet3.F32:Sheet3.F32 Sheet3.F33:Sheet3.F33 Sheet3.G32:Sheet3.G32 Sheet3.G33:Sheet3.G33 Sheet3.H32:Sheet3.H32 Sheet3.H33:Sheet3.H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- DEBUG comp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ax QP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no file 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edian of valu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kernel compile not counted, only run 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QPU</text:p>
          </table:table-cell>
          <table:table-cell table:style-name="ce1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office:value-type="float" office:value="1.509499" calcext:value-type="float">
            <text:p>1.509499</text:p>
          </table:table-cell>
          <table:table-cell office:value-type="float" office:value="1.251167" calcext:value-type="float">
            <text:p>1.251167</text:p>
          </table:table-cell>
          <table:table-cell office:value-type="float" office:value="1.085986" calcext:value-type="float">
            <text:p>1.085986</text:p>
          </table:table-cell>
          <table:table-cell office:value-type="float" office:value="0.838395" calcext:value-type="float">
            <text:p>0.838395</text:p>
          </table:table-cell>
          <table:table-cell office:value-type="float" office:value="0.948522" calcext:value-type="float">
            <text:p>0.948522</text:p>
          </table:table-cell>
          <table:table-cell office:value-type="float" office:value="0.500487" calcext:value-type="float">
            <text:p>0.500487</text:p>
          </table:table-cell>
          <table:table-cell office:value-type="float" office:value="0.142973" calcext:value-type="float">
            <text:p>0.142973</text:p>
          </table:table-cell>
        </table:table-row>
        <table:table-row table:style-name="ro1">
          <table:table-cell/>
          <table:table-cell office:value-type="float" office:value="1.520461" calcext:value-type="float">
            <text:p>1.520461</text:p>
          </table:table-cell>
          <table:table-cell office:value-type="float" office:value="1.254806" calcext:value-type="float">
            <text:p>1.254806</text:p>
          </table:table-cell>
          <table:table-cell office:value-type="float" office:value="1.086109" calcext:value-type="float">
            <text:p>1.086109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951918" calcext:value-type="float">
            <text:p>0.951918</text:p>
          </table:table-cell>
          <table:table-cell office:value-type="float" office:value="0.506779" calcext:value-type="float">
            <text:p>0.506779</text:p>
          </table:table-cell>
          <table:table-cell office:value-type="float" office:value="0.142892" calcext:value-type="float">
            <text:p>0.142892</text:p>
          </table:table-cell>
        </table:table-row>
        <table:table-row table:style-name="ro1">
          <table:table-cell/>
          <table:table-cell office:value-type="float" office:value="1.52072" calcext:value-type="float">
            <text:p>1.52072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1.090022" calcext:value-type="float">
            <text:p>1.090022</text:p>
          </table:table-cell>
          <table:table-cell office:value-type="float" office:value="0.845006" calcext:value-type="float">
            <text:p>0.845006</text:p>
          </table:table-cell>
          <table:table-cell table:style-name="ce16" office:value-type="float" office:value="0.954025" calcext:value-type="float">
            <text:p>0.954025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142916" calcext:value-type="float">
            <text:p>0.142916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962436" calcext:value-type="float">
            <text:p>0.962436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office:value-type="float" office:value="1.527314" calcext:value-type="float">
            <text:p>1.527314</text:p>
          </table:table-cell>
          <table:table-cell office:value-type="float" office:value="1.448717" calcext:value-type="float">
            <text:p>1.448717</text:p>
          </table:table-cell>
          <table:table-cell office:value-type="float" office:value="1.090576" calcext:value-type="float">
            <text:p>1.090576</text:p>
          </table:table-cell>
          <table:table-cell office:value-type="float" office:value="0.853721" calcext:value-type="float">
            <text:p>0.853721</text:p>
          </table:table-cell>
          <table:table-cell office:value-type="float" office:value="0.962875" calcext:value-type="float">
            <text:p>0.962875</text:p>
          </table:table-cell>
          <table:table-cell office:value-type="float" office:value="0.703875" calcext:value-type="float">
            <text:p>0.703875</text:p>
          </table:table-cell>
          <table:table-cell office:value-type="float" office:value="0.165016" calcext:value-type="float">
            <text:p>0.165016</text:p>
          </table:table-cell>
        </table:table-row>
        <table:table-row table:style-name="ro1">
          <table:table-cell/>
          <table:table-cell office:value-type="float" office:value="1.530686" calcext:value-type="float">
            <text:p>1.530686</text:p>
          </table:table-cell>
          <table:table-cell office:value-type="float" office:value="1.56024" calcext:value-type="float">
            <text:p>1.56024</text:p>
          </table:table-cell>
          <table:table-cell office:value-type="float" office:value="1.091749" calcext:value-type="float">
            <text:p>1.091749</text:p>
          </table:table-cell>
          <table:table-cell office:value-type="float" office:value="0.857816" calcext:value-type="float">
            <text:p>0.857816</text:p>
          </table:table-cell>
          <table:table-cell office:value-type="float" office:value="0.963986" calcext:value-type="float">
            <text:p>0.963986</text:p>
          </table:table-cell>
          <table:table-cell office:value-type="float" office:value="0.704674" calcext:value-type="float">
            <text:p>0.704674</text:p>
          </table:table-cell>
          <table:table-cell office:value-type="float" office:value="0.173395" calcext:value-type="float">
            <text:p>0.173395</text:p>
          </table:table-cell>
        </table:table-row>
        <table:table-row table:style-name="ro1">
          <table:table-cell/>
          <table:table-cell office:value-type="float" office:value="1.541393" calcext:value-type="float">
            <text:p>1.541393</text:p>
          </table:table-cell>
          <table:table-cell table:style-name="ce16" office:value-type="float" office:value="1.58419" calcext:value-type="float">
            <text:p>1.58419</text:p>
          </table:table-cell>
          <table:table-cell office:value-type="float" office:value="1.198243" calcext:value-type="float">
            <text:p>1.198243</text:p>
          </table:table-cell>
          <table:table-cell office:value-type="float" office:value="0.85977" calcext:value-type="float">
            <text:p>0.85977</text:p>
          </table:table-cell>
          <table:table-cell office:value-type="float" office:value="1.006939" calcext:value-type="float">
            <text:p>1.006939</text:p>
          </table:table-cell>
          <table:table-cell office:value-type="float" office:value="0.705982" calcext:value-type="float">
            <text:p>0.705982</text:p>
          </table:table-cell>
          <table:table-cell office:value-type="float" office:value="0.244372" calcext:value-type="float">
            <text:p>0.2443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962436" calcext:value-type="float">
            <text:p>0.962436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table:style-name="ce7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CPU</text:p>
          </table:table-cell>
          <table:table-cell table:style-name="ce1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 table:number-columns-repeated="2"/>
          <table:table-cell office:value-type="float" office:value="18.307341" calcext:value-type="float">
            <text:p>18.307341</text:p>
          </table:table-cell>
          <table:table-cell table:number-columns-repeated="2"/>
          <table:table-cell table:style-name="ce16" office:value-type="float" office:value="5.306488" calcext:value-type="float">
            <text:p>5.306488</text:p>
          </table:table-cell>
          <table:table-cell office:value-type="float" office:value="2.594091" calcext:value-type="float">
            <text:p>2.594091</text:p>
          </table:table-cell>
          <table:table-cell office:value-type="float" office:value="0.999091" calcext:value-type="float">
            <text:p>0.999091</text:p>
          </table:table-cell>
        </table:table-row>
        <table:table-row table:style-name="ro1">
          <table:table-cell/>
          <table:table-cell office:value-type="float" office:value="25.082909" calcext:value-type="float">
            <text:p>25.082909</text:p>
          </table:table-cell>
          <table:table-cell office:value-type="float" office:value="18.382173" calcext:value-type="float">
            <text:p>18.382173</text:p>
          </table:table-cell>
          <table:table-cell office:value-type="float" office:value="8.041448" calcext:value-type="float">
            <text:p>8.041448</text:p>
          </table:table-cell>
          <table:table-cell office:value-type="float" office:value="7.119064" calcext:value-type="float">
            <text:p>7.119064</text:p>
          </table:table-cell>
          <table:table-cell office:value-type="float" office:value="5.322995" calcext:value-type="float">
            <text:p>5.322995</text:p>
          </table:table-cell>
          <table:table-cell office:value-type="float" office:value="2.817716" calcext:value-type="float">
            <text:p>2.817716</text:p>
          </table:table-cell>
          <table:table-cell office:value-type="float" office:value="0.999985" calcext:value-type="float">
            <text:p>0.99998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5.323419" calcext:value-type="float">
            <text:p>5.323419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  <table:table-row table:style-name="ro1">
          <table:table-cell/>
          <table:table-cell office:value-type="float" office:value="25.108739" calcext:value-type="float">
            <text:p>25.108739</text:p>
          </table:table-cell>
          <table:table-cell office:value-type="float" office:value="18.692437" calcext:value-type="float">
            <text:p>18.692437</text:p>
          </table:table-cell>
          <table:table-cell office:value-type="float" office:value="8.277207" calcext:value-type="float">
            <text:p>8.277207</text:p>
          </table:table-cell>
          <table:table-cell office:value-type="float" office:value="7.120617" calcext:value-type="float">
            <text:p>7.120617</text:p>
          </table:table-cell>
          <table:table-cell office:value-type="float" office:value="5.323971" calcext:value-type="float">
            <text:p>5.323971</text:p>
          </table:table-cell>
          <table:table-cell office:value-type="float" office:value="5.081197" calcext:value-type="float">
            <text:p>5.081197</text:p>
          </table:table-cell>
          <table:table-cell office:value-type="float" office:value="1.022803" calcext:value-type="float">
            <text:p>1.022803</text:p>
          </table:table-cell>
        </table:table-row>
        <table:table-row table:style-name="ro1">
          <table:table-cell table:number-columns-repeated="2"/>
          <table:table-cell table:style-name="ce16" office:value-type="float" office:value="18.804152" calcext:value-type="float">
            <text:p>18.804152</text:p>
          </table:table-cell>
          <table:table-cell table:number-columns-repeated="2"/>
          <table:table-cell office:value-type="float" office:value="5.340252" calcext:value-type="float">
            <text:p>5.340252</text:p>
          </table:table-cell>
          <table:table-cell office:value-type="float" office:value="5.193597" calcext:value-type="float">
            <text:p>5.193597</text:p>
          </table:table-cell>
          <table:table-cell office:value-type="float" office:value="1.032078" calcext:value-type="float">
            <text:p>1.0320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5.323419" calcext:value-type="float">
            <text:p>5.323419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03:44:18.909946004</meta:creation-date>
    <meta:editing-duration>P2DT2H43M21S</meta:editing-duration>
    <meta:editing-cycles>13</meta:editing-cycles>
    <meta:generator>LibreOffice/7.4.7.2$Linux_AARCH64 LibreOffice_project/40$Build-2</meta:generator>
    <dc:date>2026-04-16T14:58:04.582721803</dc:date>
    <meta:document-statistic meta:table-count="2" meta:cell-count="25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column-mapping="0" chart:style-name="ch1">
        <chart:legend chart:legend-position="end" svg:x="12.393cm" svg:y="3.503cm" style:legend-expansion="custom" svg:width="0.967cm" svg:height="1.194cm" style:legend-expansion-aspect-ratio="0.809882747068677" chart:style-name="ch2"/>
        <chart:plot-area chart:style-name="ch3" table:cell-range-address="Sheet1.A15:Sheet1.A17 Sheet1.B15:Sheet1.B16 Sheet1.C15:Sheet1.D17" chart:data-source-has-labels="both" svg:x="0.26cm" svg:y="0.085cm" svg:width="11.359cm" svg:height="7.964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B15:Sheet1.B15" chart:class="chart:bar">
            <chart:data-point/>
          </chart:series>
          <chart:series chart:style-name="ch8" chart:values-cell-range-address="Sheet1.C16:Sheet1.C17" chart:label-cell-address="Sheet1.C15:Sheet1.C15" chart:class="chart:bar">
            <chart:data-point chart:repeated="2"/>
          </chart:series>
          <chart:series chart:style-name="ch9" chart:values-cell-range-address="Sheet1.D16:Sheet1.D17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6967.33333333333">
                <text:p>6967.33333333333</text:p>
                <draw:g>
                  <svg:desc>Sheet1.B16:Sheet1.B16</svg:desc>
                </draw:g>
              </table:table-cell>
              <table:table-cell office:value-type="float" office:value="2832.5">
                <text:p>2832.5</text:p>
                <draw:g>
                  <svg:desc>Sheet1.C16:Sheet1.C17</svg:desc>
                </draw:g>
              </table:table-cell>
              <table:table-cell office:value-type="float" office:value="1337.42857142857">
                <text:p>1337.42857142857</text:p>
                <draw:g>
                  <svg:desc>Sheet1.D16:Sheet1.D17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NaN">
                <text:p>NaN</text:p>
              </table:table-cell>
              <table:table-cell office:value-type="float" office:value="2134.875">
                <text:p>2134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column-mapping="0 1" chart:style-name="ch1">
        <chart:legend chart:legend-position="end" svg:x="12.393cm" svg:y="3.503cm" style:legend-expansion="custom" svg:width="0.967cm" svg:height="1.194cm" style:legend-expansion-aspect-ratio="0.809882747068677" chart:style-name="ch2"/>
        <chart:plot-area chart:style-name="ch3" table:cell-range-address="Sheet1.A16:Sheet1.A17 Sheet1.B15:Sheet1.D15 Sheet1.B39:Sheet1.D40" chart:data-source-has-labels="both" svg:x="0.26cm" svg:y="0.084cm" svg:width="11.359cm" svg:height="7.965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B40" chart:label-cell-address="Sheet1.B15:Sheet1.B15" chart:class="chart:bar">
            <chart:data-point chart:repeated="2"/>
          </chart:series>
          <chart:series chart:style-name="ch8" chart:values-cell-range-address="Sheet1.C39:Sheet1.C40" chart:label-cell-address="Sheet1.C15:Sheet1.C15" chart:class="chart:bar">
            <chart:data-point chart:repeated="2"/>
          </chart:series>
          <chart:series chart:style-name="ch9" chart:values-cell-range-address="Sheet1.D39:Sheet1.D40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5701.125">
                <text:p>5701.125</text:p>
                <draw:g>
                  <svg:desc>Sheet1.B39:Sheet1.B40</svg:desc>
                </draw:g>
              </table:table-cell>
              <table:table-cell office:value-type="float" office:value="2080.75">
                <text:p>2080.75</text:p>
                <draw:g>
                  <svg:desc>Sheet1.C39:Sheet1.C40</svg:desc>
                </draw:g>
              </table:table-cell>
              <table:table-cell office:value-type="float" office:value="1012.8">
                <text:p>1012.8</text:p>
                <draw:g>
                  <svg:desc>Sheet1.D39:Sheet1.D40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d4c05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69cm" svg:height="9.006cm" xlink:href=".." xlink:type="simple" chart:class="chart:bar" chart:style-name="ch1">
        <chart:legend chart:legend-position="end" svg:x="10.291cm" svg:y="4.204cm" style:legend-expansion="high" chart:style-name="ch2"/>
        <chart:plot-area chart:style-name="ch3" table:cell-range-address="Sheet1.A45:Sheet1.E46" chart:data-source-has-labels="both" svg:x="0.229cm" svg:y="0.18cm" svg:width="9.833cm" svg:height="8.646cm">
          <chart:coordinate-region svg:x="1.221cm" svg:y="0.379cm" svg:width="8.841cm" svg:height="7.8cm"/>
          <chart:axis chart:dimension="x" chart:name="primary-x" chart:style-name="ch4" chartooo:axis-type="auto">
            <chartooo:date-scale/>
            <chart:categories table:cell-range-address="Sheet1.B45:Sheet1.E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E46" chart:label-cell-address="Sheet1.A46:Sheet1.A4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 File Output</text:p>
                <draw:g>
                  <svg:desc>Sheet1.B45:Sheet1.E45</svg:desc>
                </draw:g>
              </table:table-cell>
              <table:table-cell office:value-type="string">
                <text:p>CPU</text:p>
              </table:table-cell>
              <table:table-cell office:value-type="string">
                <text:p>QPU=1</text:p>
              </table:table-cell>
              <table:table-cell office:value-type="string">
                <text:p>QPU=8</text:p>
              </table:table-cell>
            </table:table-row>
          </table:table-header-rows>
          <table:table-rows>
            <table:table-row>
              <table:table-cell office:value-type="string">
                <text:p>P4</text:p>
                <draw:g>
                  <svg:desc>Sheet1.A46:Sheet1.A46</svg:desc>
                </draw:g>
              </table:table-cell>
              <table:table-cell office:value-type="float" office:value="2833">
                <text:p>2833</text:p>
                <draw:g>
                  <svg:desc>Sheet1.B46:Sheet1.E46</svg:desc>
                </draw:g>
              </table:table-cell>
              <table:table-cell office:value-type="float" office:value="2135">
                <text:p>2135</text:p>
              </table:table-cell>
              <table:table-cell office:value-type="float" office:value="1233">
                <text:p>1233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02cm" svg:height="9.006cm" xlink:href=".." xlink:type="simple" chart:class="chart:bar" chart:style-name="ch1">
        <chart:legend chart:legend-position="end" svg:x="11.974cm" svg:y="2.71cm" style:legend-expansion="high" chart:style-name="ch2"/>
        <chart:plot-area chart:style-name="ch3" table:cell-range-address="Sheet3.B19:Sheet3.H20" chart:data-source-has-labels="row" svg:x="0.272cm" svg:y="0.18cm" svg:width="11.43cm" svg:height="8.646cm">
          <chart:coordinate-region svg:x="0.999cm" svg:y="0.379cm" svg:width="10.703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0:Sheet3.B20" chart:label-cell-address="Sheet3.B19:Sheet3.B19" chart:class="chart:bar">
            <chart:data-point/>
          </chart:series>
          <chart:series chart:style-name="ch8" chart:values-cell-range-address="Sheet3.C20:Sheet3.C20" chart:label-cell-address="Sheet3.C19:Sheet3.C19" chart:class="chart:bar">
            <chart:data-point/>
          </chart:series>
          <chart:series chart:style-name="ch9" chart:values-cell-range-address="Sheet3.D20:Sheet3.D20" chart:label-cell-address="Sheet3.D19:Sheet3.D19" chart:class="chart:bar">
            <chart:data-point/>
          </chart:series>
          <chart:series chart:style-name="ch10" chart:values-cell-range-address="Sheet3.E20:Sheet3.E20" chart:label-cell-address="Sheet3.E19:Sheet3.E19" chart:class="chart:bar">
            <chart:data-point/>
          </chart:series>
          <chart:series chart:style-name="ch11" chart:values-cell-range-address="Sheet3.F20:Sheet3.F20" chart:label-cell-address="Sheet3.F19:Sheet3.F19" chart:class="chart:bar">
            <chart:data-point/>
          </chart:series>
          <chart:series chart:style-name="ch12" chart:values-cell-range-address="Sheet3.G20:Sheet3.G20" chart:label-cell-address="Sheet3.G19:Sheet3.G19" chart:class="chart:bar">
            <chart:data-point/>
          </chart:series>
          <chart:series chart:style-name="ch13" chart:values-cell-range-address="Sheet3.H20:Sheet3.H20" chart:label-cell-address="Sheet3.H19:Sheet3.H1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19:Sheet3.B19</svg:desc>
                </draw:g>
              </table:table-cell>
              <table:table-cell office:value-type="string">
                <text:p>Zero</text:p>
                <draw:g>
                  <svg:desc>Sheet3.C19:Sheet3.C19</svg:desc>
                </draw:g>
              </table:table-cell>
              <table:table-cell office:value-type="string">
                <text:p>P2</text:p>
                <draw:g>
                  <svg:desc>Sheet3.D19:Sheet3.D19</svg:desc>
                </draw:g>
              </table:table-cell>
              <table:table-cell office:value-type="string">
                <text:p>P3</text:p>
                <draw:g>
                  <svg:desc>Sheet3.E19:Sheet3.E19</svg:desc>
                </draw:g>
              </table:table-cell>
              <table:table-cell office:value-type="string">
                <text:p>P3B+</text:p>
                <draw:g>
                  <svg:desc>Sheet3.F19:Sheet3.F19</svg:desc>
                </draw:g>
              </table:table-cell>
              <table:table-cell office:value-type="string">
                <text:p>P4</text:p>
                <draw:g>
                  <svg:desc>Sheet3.G19:Sheet3.G19</svg:desc>
                </draw:g>
              </table:table-cell>
              <table:table-cell office:value-type="string">
                <text:p>P5</text:p>
                <draw:g>
                  <svg:desc>Sheet3.H19:Sheet3.H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23748">
                <text:p>1.523748</text:p>
                <draw:g>
                  <svg:desc>Sheet3.B20:Sheet3.B20</svg:desc>
                </draw:g>
              </table:table-cell>
              <table:table-cell office:value-type="float" office:value="1.300062">
                <text:p>1.300062</text:p>
                <draw:g>
                  <svg:desc>Sheet3.C20:Sheet3.C20</svg:desc>
                </draw:g>
              </table:table-cell>
              <table:table-cell office:value-type="float" office:value="1.090135">
                <text:p>1.090135</text:p>
                <draw:g>
                  <svg:desc>Sheet3.D20:Sheet3.D20</svg:desc>
                </draw:g>
              </table:table-cell>
              <table:table-cell office:value-type="float" office:value="0.849228">
                <text:p>0.849228</text:p>
                <draw:g>
                  <svg:desc>Sheet3.E20:Sheet3.E20</svg:desc>
                </draw:g>
              </table:table-cell>
              <table:table-cell office:value-type="float" office:value="0.962436">
                <text:p>0.962436</text:p>
                <draw:g>
                  <svg:desc>Sheet3.F20:Sheet3.F20</svg:desc>
                </draw:g>
              </table:table-cell>
              <table:table-cell office:value-type="float" office:value="0.699729">
                <text:p>0.699729</text:p>
                <draw:g>
                  <svg:desc>Sheet3.G20:Sheet3.G20</svg:desc>
                </draw:g>
              </table:table-cell>
              <table:table-cell office:value-type="float" office:value="0.146146">
                <text:p>0.146146</text:p>
                <draw:g>
                  <svg:desc>Sheet3.H20:Sheet3.H2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006cm" xlink:href=".." xlink:type="simple" chart:class="chart:bar" chart:style-name="ch1">
        <chart:legend chart:legend-position="end" svg:x="11.947cm" svg:y="2.71cm" style:legend-expansion="high" chart:style-name="ch2"/>
        <chart:plot-area chart:style-name="ch3" table:cell-range-address="Sheet3.B32:Sheet3.H33" chart:data-source-has-labels="row" svg:x="0.271cm" svg:y="0.18cm" svg:width="11.405cm" svg:height="8.646cm">
          <chart:coordinate-region svg:x="0.892cm" svg:y="0.379cm" svg:width="10.78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33:Sheet3.B33" chart:label-cell-address="Sheet3.B32:Sheet3.B32" chart:class="chart:bar">
            <chart:data-point/>
          </chart:series>
          <chart:series chart:style-name="ch8" chart:values-cell-range-address="Sheet3.C33:Sheet3.C33" chart:label-cell-address="Sheet3.C32:Sheet3.C32" chart:class="chart:bar">
            <chart:data-point/>
          </chart:series>
          <chart:series chart:style-name="ch9" chart:values-cell-range-address="Sheet3.D33:Sheet3.D33" chart:label-cell-address="Sheet3.D32:Sheet3.D32" chart:class="chart:bar">
            <chart:data-point/>
          </chart:series>
          <chart:series chart:style-name="ch10" chart:values-cell-range-address="Sheet3.E33:Sheet3.E33" chart:label-cell-address="Sheet3.E32:Sheet3.E32" chart:class="chart:bar">
            <chart:data-point/>
          </chart:series>
          <chart:series chart:style-name="ch11" chart:values-cell-range-address="Sheet3.F33:Sheet3.F33" chart:label-cell-address="Sheet3.F32:Sheet3.F32" chart:class="chart:bar">
            <chart:data-point/>
          </chart:series>
          <chart:series chart:style-name="ch12" chart:values-cell-range-address="Sheet3.G33:Sheet3.G33" chart:label-cell-address="Sheet3.G32:Sheet3.G32" chart:class="chart:bar">
            <chart:data-point/>
          </chart:series>
          <chart:series chart:style-name="ch13" chart:values-cell-range-address="Sheet3.H33:Sheet3.H33" chart:label-cell-address="Sheet3.H32:Sheet3.H3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32:Sheet3.B32</svg:desc>
                </draw:g>
              </table:table-cell>
              <table:table-cell office:value-type="string">
                <text:p>Zero</text:p>
                <draw:g>
                  <svg:desc>Sheet3.C32:Sheet3.C32</svg:desc>
                </draw:g>
              </table:table-cell>
              <table:table-cell office:value-type="string">
                <text:p>P2</text:p>
                <draw:g>
                  <svg:desc>Sheet3.D32:Sheet3.D32</svg:desc>
                </draw:g>
              </table:table-cell>
              <table:table-cell office:value-type="string">
                <text:p>P3</text:p>
                <draw:g>
                  <svg:desc>Sheet3.E32:Sheet3.E32</svg:desc>
                </draw:g>
              </table:table-cell>
              <table:table-cell office:value-type="string">
                <text:p>P3B+</text:p>
                <draw:g>
                  <svg:desc>Sheet3.F32:Sheet3.F32</svg:desc>
                </draw:g>
              </table:table-cell>
              <table:table-cell office:value-type="string">
                <text:p>P4</text:p>
                <draw:g>
                  <svg:desc>Sheet3.G32:Sheet3.G32</svg:desc>
                </draw:g>
              </table:table-cell>
              <table:table-cell office:value-type="string">
                <text:p>P5</text:p>
                <draw:g>
                  <svg:desc>Sheet3.H32:Sheet3.H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.08893">
                <text:p>25.08893</text:p>
                <draw:g>
                  <svg:desc>Sheet3.B33:Sheet3.B33</svg:desc>
                </draw:g>
              </table:table-cell>
              <table:table-cell office:value-type="float" office:value="18.669549">
                <text:p>18.669549</text:p>
                <draw:g>
                  <svg:desc>Sheet3.C33:Sheet3.C33</svg:desc>
                </draw:g>
              </table:table-cell>
              <table:table-cell office:value-type="float" office:value="8.127472">
                <text:p>8.127472</text:p>
                <draw:g>
                  <svg:desc>Sheet3.D33:Sheet3.D33</svg:desc>
                </draw:g>
              </table:table-cell>
              <table:table-cell office:value-type="float" office:value="7.133643">
                <text:p>7.133643</text:p>
                <draw:g>
                  <svg:desc>Sheet3.E33:Sheet3.E33</svg:desc>
                </draw:g>
              </table:table-cell>
              <table:table-cell office:value-type="float" office:value="5.323419">
                <text:p>5.323419</text:p>
                <draw:g>
                  <svg:desc>Sheet3.F33:Sheet3.F33</svg:desc>
                </draw:g>
              </table:table-cell>
              <table:table-cell office:value-type="float" office:value="4.546643">
                <text:p>4.546643</text:p>
                <draw:g>
                  <svg:desc>Sheet3.G33:Sheet3.G33</svg:desc>
                </draw:g>
              </table:table-cell>
              <table:table-cell office:value-type="float" office:value="1.000233">
                <text:p>1.000233</text:p>
                <draw:g>
                  <svg:desc>Sheet3.H33:Sheet3.H3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